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language="es" fo:country="MX" officeooo:rsid="00122357" officeooo:paragraph-rsid="00122357" style:font-size-asian="10.5pt"/>
    </style:style>
    <style:style style:name="P2" style:family="paragraph" style:parent-style-name="Standard">
      <style:text-properties style:font-name="Abyssinica SIL" fo:language="es" fo:country="MX" officeooo:rsid="00122357" officeooo:paragraph-rsid="002ec706" style:font-size-asian="10.5pt"/>
    </style:style>
    <style:style style:name="P3" style:family="paragraph" style:parent-style-name="Standard" style:list-style-name="L1">
      <style:text-properties style:font-name="Abyssinica SIL" fo:language="es" fo:country="MX" officeooo:rsid="00127871" officeooo:paragraph-rsid="00127871" style:font-size-asian="10.5pt"/>
    </style:style>
    <style:style style:name="P4" style:family="paragraph" style:parent-style-name="Standard" style:list-style-name="L1">
      <style:text-properties style:font-name="Abyssinica SIL" fo:language="es" fo:country="MX" officeooo:rsid="0013578a" officeooo:paragraph-rsid="0013578a" style:font-size-asian="10.5pt"/>
    </style:style>
    <style:style style:name="P5" style:family="paragraph" style:parent-style-name="Standard" style:list-style-name="L1">
      <style:text-properties style:font-name="Abyssinica SIL" fo:language="es" fo:country="MX" officeooo:rsid="00142e81" officeooo:paragraph-rsid="00142e81" style:font-size-asian="10.5pt"/>
    </style:style>
    <style:style style:name="P6" style:family="paragraph" style:parent-style-name="Standard">
      <style:text-properties style:font-name="Abyssinica SIL" fo:language="es" fo:country="MX" officeooo:rsid="00142e81" officeooo:paragraph-rsid="00142e81" style:font-size-asian="10.5pt"/>
    </style:style>
    <style:style style:name="P7" style:family="paragraph" style:parent-style-name="Standard">
      <style:text-properties style:font-name="Abyssinica SIL" fo:language="es" fo:country="MX" officeooo:rsid="001c061b" officeooo:paragraph-rsid="001c061b" style:font-size-asian="10.5pt"/>
    </style:style>
    <style:style style:name="P8" style:family="paragraph" style:parent-style-name="Standard" style:list-style-name="L2">
      <style:text-properties style:font-name="Abyssinica SIL" fo:language="es" fo:country="MX" officeooo:rsid="001c061b" officeooo:paragraph-rsid="001c061b" style:font-size-asian="10.5pt"/>
    </style:style>
    <style:style style:name="P9" style:family="paragraph" style:parent-style-name="Standard" style:list-style-name="L3">
      <style:text-properties style:font-name="Abyssinica SIL" fo:language="es" fo:country="MX" officeooo:rsid="001d9b58" officeooo:paragraph-rsid="001d9b58" style:font-size-asian="10.5pt"/>
    </style:style>
    <style:style style:name="P10" style:family="paragraph" style:parent-style-name="Standard" style:list-style-name="L3">
      <style:text-properties style:font-name="Abyssinica SIL" fo:language="es" fo:country="MX" officeooo:rsid="00214fc7" officeooo:paragraph-rsid="00214fc7" style:font-size-asian="10.5pt"/>
    </style:style>
    <style:style style:name="P11" style:family="paragraph" style:parent-style-name="Standard" style:list-style-name="L3">
      <style:text-properties style:font-name="Abyssinica SIL" fo:language="es" fo:country="MX" officeooo:rsid="0022b04a" officeooo:paragraph-rsid="0022b04a" style:font-size-asian="10.5pt"/>
    </style:style>
    <style:style style:name="P12" style:family="paragraph" style:parent-style-name="Standard" style:list-style-name="L3">
      <style:text-properties style:font-name="Abyssinica SIL" fo:language="es" fo:country="MX" officeooo:rsid="002439e0" officeooo:paragraph-rsid="002439e0" style:font-size-asian="10.5pt"/>
    </style:style>
    <style:style style:name="P13" style:family="paragraph" style:parent-style-name="Standard">
      <style:text-properties style:font-name="Abyssinica SIL" fo:language="es" fo:country="MX" officeooo:rsid="0026fc02" officeooo:paragraph-rsid="0026fc02" style:font-size-asian="10.5pt"/>
    </style:style>
    <style:style style:name="P14" style:family="paragraph" style:parent-style-name="Standard">
      <style:text-properties style:font-name="Abyssinica SIL" fo:language="es" fo:country="MX" officeooo:rsid="00276eec" officeooo:paragraph-rsid="00276eec" style:font-size-asian="10.5pt"/>
    </style:style>
    <style:style style:name="P15" style:family="paragraph" style:parent-style-name="Standard" style:list-style-name="L5">
      <style:text-properties style:font-name="Abyssinica SIL" fo:language="es" fo:country="MX" officeooo:rsid="00276eec" officeooo:paragraph-rsid="00276eec" style:font-size-asian="10.5pt"/>
    </style:style>
    <style:style style:name="P16" style:family="paragraph" style:parent-style-name="Standard" style:list-style-name="L5">
      <style:text-properties style:font-name="Abyssinica SIL" fo:language="es" fo:country="MX" officeooo:rsid="0029c609" officeooo:paragraph-rsid="0029c609" style:font-size-asian="10.5pt"/>
    </style:style>
    <style:style style:name="P17" style:family="paragraph" style:parent-style-name="Standard" style:list-style-name="L4">
      <style:text-properties officeooo:paragraph-rsid="0026fc02"/>
    </style:style>
    <style:style style:name="P18" style:family="paragraph" style:parent-style-name="Standard">
      <style:paragraph-properties fo:break-before="page"/>
      <style:text-properties style:font-name="Abyssinica SIL" fo:language="es" fo:country="MX" officeooo:rsid="001d9b58" officeooo:paragraph-rsid="001d9b58" style:font-size-asian="10.5pt"/>
    </style:style>
    <style:style style:name="P19" style:family="paragraph" style:parent-style-name="Subtitle">
      <style:paragraph-properties fo:break-before="page"/>
    </style:style>
    <style:style style:name="T1" style:family="text">
      <style:text-properties officeooo:rsid="0012787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1aad"/>
    </style:style>
    <style:style style:name="T6" style:family="text">
      <style:text-properties officeooo:rsid="00168caf"/>
    </style:style>
    <style:style style:name="T7" style:family="text">
      <style:text-properties officeooo:rsid="001891f1"/>
    </style:style>
    <style:style style:name="T8" style:family="text">
      <style:text-properties officeooo:rsid="001c061b"/>
    </style:style>
    <style:style style:name="T9" style:family="text">
      <style:text-properties officeooo:rsid="001edaba"/>
    </style:style>
    <style:style style:name="T10" style:family="text">
      <style:text-properties style:font-name="Abyssinica SIL" fo:language="es" fo:country="MX" officeooo:rsid="0026fc02" style:font-size-asian="10.5pt"/>
    </style:style>
    <style:style style:name="T11" style:family="text">
      <style:text-properties officeooo:rsid="00283e73"/>
    </style:style>
    <style:style style:name="T12" style:family="text">
      <style:text-properties officeooo:rsid="002b8dbb"/>
    </style:style>
    <style:style style:name="T13" style:family="text">
      <style:text-properties officeooo:rsid="002c2033"/>
    </style:style>
    <style:style style:name="T14" style:family="text">
      <style:text-properties officeooo:rsid="002ec7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uneo Image</text:p>
      <text:p text:style-name="Subtitle">Sitio para subir y compartir imagenes.</text:p>
      <text:p text:style-name="P1"/>
      <text:p text:style-name="P19">Caracteristicas</text:p>
      <text:p text:style-name="P2"><text:span text:style-name="T14">A corto y largo plazo</text:span></text:p>
      <text:list xml:id="list8612599218994114961" text:style-name="L1">
        <text:list-item>
          <text:p text:style-name="P3">Subir imagenes de alta calidad</text:p>
        </text:list-item>
        <text:list-item>
          <text:p text:style-name="P3">Generar url cortos <text:span text:style-name="T6">y personalizables (titulo, imagen enlazada, imagen presentada)</text:span></text:p>
        </text:list-item>
        <text:list-item>
          <text:p text:style-name="P3">Creacion de galerias</text:p>
        </text:list-item>
        <text:list-item>
          <text:p text:style-name="P5">Categorias básicas para las imagenes (Top, New)</text:p>
        </text:list-item>
        <text:list-item>
          <text:p text:style-name="P3">Creacion de grupos/<text:span text:style-name="T8">categorias publicas o privadas</text:span> para compartir imagenes</text:p>
        </text:list-item>
        <text:list-item>
          <text:p text:style-name="P3">Etiquetas para las imagenes</text:p>
        </text:list-item>
        <text:list-item>
          <text:p text:style-name="P4">Creacion de thumbnails</text:p>
        </text:list-item>
        <text:list-item>
          <text:p text:style-name="P4">Autogeneración de código HTML, BBCODE, <text:span text:style-name="T7">etc.</text:span> para <text:span text:style-name="T3">copiar y pegar</text:span> en otro sitio.</text:p>
        </text:list-item>
        <text:list-item>
          <text:p text:style-name="P5">Sistema de reputación para usuarios y valoración de imagenes</text:p>
        </text:list-item>
        <text:list-item>
          <text:p text:style-name="P5"><text:s/>Top de imagenes más votadas/<text:span text:style-name="T5">comentadas.</text:span></text:p>
        </text:list-item>
        <text:list-item>
          <text:p text:style-name="P5"><text:s/>Sección de comentarios de imagenes y perfiles de usuario</text:p>
        </text:list-item>
      </text:list>
      <text:p text:style-name="P6"/>
      <text:p text:style-name="P19">Usuarios</text:p>
      <text:p text:style-name="P7">Los permisos se heredan <text:span text:style-name="T2">Visitante &gt; Usuarios Registrado &gt; Administrador</text:span>.</text:p>
      <text:h text:style-name="Heading_20_1" text:outline-level="1">Visitante</text:h>
      <text:list xml:id="list1810659573908473371" text:style-name="L2">
        <text:list-item>
          <text:p text:style-name="P8">Puede registrarse al sitio</text:p>
        </text:list-item>
        <text:list-item>
          <text:p text:style-name="P8">Puede ver imagenes</text:p>
        </text:list-item>
        <text:list-item>
          <text:p text:style-name="P8">Puede ver categorias publicas y basicas</text:p>
        </text:list-item>
      </text:list>
      <text:h text:style-name="Heading_20_1" text:outline-level="1">Usuario Registrado</text:h>
      <text:list xml:id="list638064424618856463" text:style-name="L3">
        <text:list-item>
          <text:p text:style-name="P9">Puede subir imagenes publicas y a categorias publicas y privadas a las que tenga acceso.</text:p>
        </text:list-item>
        <text:list-item>
          <text:p text:style-name="P9">Puede crear categorias privadas e invitar a la gente que quiera.</text:p>
        </text:list-item>
        <text:list-item>
          <text:p text:style-name="P9">Puede personalizar su perfil, <text:span text:style-name="T9">subiendo una imagen de perfil y datos basicos.</text:span></text:p>
        </text:list-item>
        <text:list-item>
          <text:p text:style-name="P10">Puede hacer comentarios a las imagenes y a otros comentarios, puede borrar sus comentarios mientras no tenga otros comentarios anidados.</text:p>
        </text:list-item>
        <text:list-item>
          <text:p text:style-name="P11">Puede votar una imagen de forma positiva o negativa (puede cancelar su voto en cualquier momento).</text:p>
        </text:list-item>
        <text:list-item>
          <text:p text:style-name="P12">Poseen herramientas basicas de administración de sus imagenes.</text:p>
        </text:list-item>
        <text:list-item>
          <text:p text:style-name="P12">Pueden agregar imagenes agenas a imagenes favoritas (y verlas despues).</text:p>
        </text:list-item>
      </text:list>
      <text:h text:style-name="Heading_20_1" text:outline-level="1">Administrador</text:h>
      <text:list xml:id="list6624948817467426705" text:style-name="L4">
        <text:list-item>
          <text:p text:style-name="P17"><text:span text:style-name="T10">Puede borrar usuarios, comentarios e imagenes de forma instantanea</text:span></text:p>
        </text:list-item>
      </text:list>
      <text:p text:style-name="P13"/>
      <text:p text:style-name="P18">Perfil de <text:span text:style-name="T4">usuario registrado</text:span></text:p>
      <text:p text:style-name="P14">Caracteristicas</text:p>
      <text:list xml:id="list2861162136045499496" text:style-name="L5">
        <text:list-item>
          <text:p text:style-name="P15">Imagen de perfil <text:span text:style-name="T11">(externa o subir imagen local)</text:span></text:p>
        </text:list-item>
        <text:list-item>
          <text:p text:style-name="P15">Edad</text:p>
        </text:list-item>
        <text:list-item>
          <text:p text:style-name="P15">Correo (posibilidad de cambiar correo)</text:p>
        </text:list-item>
        <text:list-item>
          <text:p text:style-name="P15">Contraseña (posibilidad de cambiar contraseña)</text:p>
        </text:list-item>
        <text:list-item>
          <text:p text:style-name="P16">Firma express (se adjunta <text:span text:style-name="T12">un pequeño texto junto a tu comentario</text:span>) <text:span text:style-name="T13">de 22 caracteres de texto plan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9:58:37.870358980</meta:creation-date>
    <dc:date>2014-08-26T10:53:07.109751374</dc:date>
    <meta:editing-duration>PT51M52S</meta:editing-duration>
    <meta:editing-cycles>28</meta:editing-cycles>
    <meta:generator>LibreOffice/4.2.4.2$Linux_X86_64 LibreOffice_project/420m0$Build-2</meta:generator>
    <meta:document-statistic meta:table-count="0" meta:image-count="0" meta:object-count="0" meta:page-count="4" meta:paragraph-count="38" meta:word-count="288" meta:character-count="1816" meta:non-whitespace-character-count="1591"/>
  </office:meta>
</office:document-meta>
</file>